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cccccc" style:font-name="Arial1"/>
    </style:style>
    <style:style style:name="T2" style:family="text">
      <style:text-properties fo:color="#cccccc" style:font-name="Arial1" fo:font-size="14pt"/>
    </style:style>
    <style:style style:name="T3" style:family="text">
      <style:text-properties fo:color="#000000"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O little town of Bethlehem<text:line-break/>How still we see thee lie<text:line-break/>Above thy deep and dreamless sleep<text:line-break/>The silent stars go by<text:line-break/>Yet in thy dark streets shineth<text:line-break/>The everlasting Light<text:line-break/>The hopes and fears of all the years<text:line-break/>Are met in thee tonight<text:line-break/><text:line-break/>For Christ is born of Mary<text:line-break/>And gathered all above<text:line-break/>While mortals sleep, the angels keep<text:line-break/>Their watch of wondering love<text:line-break/>O morning stars together<text:line-break/>Proclaim the holy birth<text:line-break/>And praises sing to God the King<text:line-break/>And Peace to men on earth<text:line-break/><text:line-break/>How silently, how silently<text:line-break/>The wondrous gift is given!<text:line-break/>So God imparts to human hearts<text:line-break/>The blessings of His heaven.<text:line-break/>No ear may hear His coming,<text:line-break/>But in this world of sin,<text:line-break/>Where meek souls will receive him still,<text:line-break/>The dear Christ enters in.<text:line-break/><text:line-break/>O holy Child of Bethlehem<text:line-break/>Descend to us, we pray<text:line-break/>Cast out our sin and enter in<text:line-break/>Be born to us today<text:line-break/>We hear the Christmas angels<text:line-break/>The great glad tidings tell<text:line-break/>O come to us, abide with us<text:line-break/>Our Lord Emmanuels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5:35:09.90</meta:creation-date>
    <dc:date>2013-12-08T15:42:40.53</dc:date>
    <meta:editing-duration>PT7M3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172" meta:character-count="894"/>
  </office:meta>
</office:document-meta>
</file>